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 style:master-page-name="">
      <style:table-properties style:width="28.584cm" fo:margin-left="0.404cm" fo:margin-right="0.314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498cm" style:rel-column-width="849*"/>
    </style:style>
    <style:style style:name="Table2.B" style:family="table-column">
      <style:table-column-properties style:column-width="0.332cm" style:rel-column-width="188*"/>
    </style:style>
    <style:style style:name="Table2.C" style:family="table-column">
      <style:table-column-properties style:column-width="2.23cm" style:rel-column-width="126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 style:data-style-name="N0">
      <style:table-cell-properties style:vertical-align="middle" fo:padding="0cm" fo:border="none"/>
    </style:style>
    <style:style style:name="Table2.B2" style:family="table-cell">
      <style:table-cell-properties style:vertical-align="middle" fo:padding="0cm" fo:border="none"/>
    </style:style>
    <style:style style:name="Table2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2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2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2.C3" style:family="table-cell">
      <style:table-cell-properties style:vertical-align="middle" fo:background-color="#99ccff" fo:padding="0cm" fo:border="none">
        <style:background-image/>
      </style:table-cell-properties>
    </style:style>
    <style:style style:name="Table2.D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2.E3" style:family="table-cell">
      <style:table-cell-properties style:vertical-align="middle" fo:background-color="#99ccff" fo:padding="0cm" fo:border="none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.N3" style:family="table-cell">
      <style:table-cell-properties style:vertical-align="middle" fo:background-color="#ffcc99" fo:padding="0cm" fo:border="none">
        <style:background-image/>
      </style:table-cell-properties>
    </style:style>
    <style:style style:name="Table2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2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2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2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2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2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2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4" style:family="table">
      <style:table-properties style:width="29.302cm" table:align="margins" style:shadow="none"/>
    </style:style>
    <style:style style:name="Table4.A" style:family="table-column">
      <style:table-column-properties style:column-width="8.89cm" style:rel-column-width="5040*"/>
    </style:style>
    <style:style style:name="Table4.B" style:family="table-column">
      <style:table-column-properties style:column-width="10.345cm" style:rel-column-width="5865*"/>
    </style:style>
    <style:style style:name="Table4.C" style:family="table-column">
      <style:table-column-properties style:column-width="10.067cm" style:rel-column-width="5707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29.302cm" table:align="margins" style:shadow="none"/>
    </style:style>
    <style:style style:name="Table1.A" style:family="table-column">
      <style:table-column-properties style:column-width="4.881cm" style:rel-column-width="2767*"/>
    </style:style>
    <style:style style:name="Table1.B" style:family="table-column">
      <style:table-column-properties style:column-width="4.884cm" style:rel-column-width="2769*"/>
    </style:style>
    <style:style style:name="Table1.C" style:family="table-column">
      <style:table-column-properties style:column-width="6.373cm" style:rel-column-width="3613*"/>
    </style:style>
    <style:style style:name="Table1.D" style:family="table-column">
      <style:table-column-properties style:column-width="13.164cm" style:rel-column-width="7463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7.646cm"/>
    </style:style>
    <style:style style:name="Table3" style:family="table">
      <style:table-properties style:width="29.302cm" table:align="margins" style:shadow="none"/>
    </style:style>
    <style:style style:name="Table3.A" style:family="table-column">
      <style:table-column-properties style:column-width="4.881cm" style:rel-column-width="2767*"/>
    </style:style>
    <style:style style:name="Table3.B" style:family="table-column">
      <style:table-column-properties style:column-width="4.884cm" style:rel-column-width="2769*"/>
    </style:style>
    <style:style style:name="Table3.C" style:family="table-column">
      <style:table-column-properties style:column-width="6.373cm" style:rel-column-width="3613*"/>
    </style:style>
    <style:style style:name="Table3.D" style:family="table-column">
      <style:table-column-properties style:column-width="13.164cm" style:rel-column-width="7463*"/>
    </style:style>
    <style:style style:name="Table3.A1" style:family="table-cell">
      <style:table-cell-properties fo:padding="0cm" fo:border="none"/>
    </style:style>
    <style:style style:name="Table3.2" style:family="table-row">
      <style:table-row-properties style:min-row-height="7.646cm"/>
    </style:style>
    <style:style style:name="Table5" style:family="table" style:master-page-name="">
      <style:table-properties style:width="28.584cm" fo:margin-left="0.404cm" fo:margin-right="0.314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.498cm" style:rel-column-width="849*"/>
    </style:style>
    <style:style style:name="Table5.B" style:family="table-column">
      <style:table-column-properties style:column-width="0.332cm" style:rel-column-width="188*"/>
    </style:style>
    <style:style style:name="Table5.C" style:family="table-column">
      <style:table-column-properties style:column-width="2.23cm" style:rel-column-width="1264*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 style:data-style-name="N0">
      <style:table-cell-properties style:vertical-align="middle" fo:padding="0cm" fo:border="none"/>
    </style:style>
    <style:style style:name="Table5.B2" style:family="table-cell">
      <style:table-cell-properties style:vertical-align="middle" fo:padding="0cm" fo:border="none"/>
    </style:style>
    <style:style style:name="Table5.C2" style:family="table-cell">
      <style:table-cell-properties style:vertical-align="middle" fo:background-color="#000000" fo:padding="0cm" fo:border="none">
        <style:background-image/>
      </style:table-cell-properties>
    </style:style>
    <style:style style:name="Table5.D2" style:family="table-cell">
      <style:table-cell-properties style:vertical-align="middle" fo:background-color="#000000" fo:padding="0cm" fo:border="none" style:writing-mode="page">
        <style:background-image/>
      </style:table-cell-properties>
    </style:style>
    <style:style style:name="Table5.H2" style:family="table-cell" style:data-style-name="N100">
      <style:table-cell-properties style:vertical-align="middle" fo:background-color="#000000" fo:padding="0cm" fo:border="none">
        <style:background-image/>
      </style:table-cell-properties>
    </style:style>
    <style:style style:name="Table5.C3" style:family="table-cell">
      <style:table-cell-properties style:vertical-align="middle" fo:background-color="#99ccff" fo:padding="0cm" fo:border="none">
        <style:background-image/>
      </style:table-cell-properties>
    </style:style>
    <style:style style:name="Table5.D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style:vertical-align="middle" fo:background-color="#99ccff" fo:padding="0cm" fo:border="none" style:writing-mode="page">
        <style:background-image/>
      </style:table-cell-properties>
    </style:style>
    <style:style style:name="Table5.F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N3" style:family="table-cell">
      <style:table-cell-properties style:vertical-align="middle" fo:background-color="#ffcc99" fo:padding="0cm" fo:border="none">
        <style:background-image/>
      </style:table-cell-properties>
    </style:style>
    <style:style style:name="Table5.A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5.B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5.C4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5.D4" style:family="table-cell">
      <style:table-cell-properties style:vertical-align="middle" fo:background-color="#ffff66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I4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4" style:family="table-cell">
      <style:table-cell-properties style:vertical-align="middle" fo:background-color="#ffcc99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5.D6" style:family="table-cell">
      <style:table-cell-properties style:vertical-align="middle" fo:background-color="transparent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5.H6" style:family="table-cell" style:data-style-name="N10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5.N6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6" style:family="table">
      <style:table-properties style:width="29.302cm" table:align="margins" style:shadow="none"/>
    </style:style>
    <style:style style:name="Table6.A" style:family="table-column">
      <style:table-column-properties style:column-width="8.89cm" style:rel-column-width="5040*"/>
    </style:style>
    <style:style style:name="Table6.B" style:family="table-column">
      <style:table-column-properties style:column-width="10.345cm" style:rel-column-width="5865*"/>
    </style:style>
    <style:style style:name="Table6.C" style:family="table-column">
      <style:table-column-properties style:column-width="10.067cm" style:rel-column-width="5707*"/>
    </style:style>
    <style:style style:name="Table6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8pt" style:font-size-asian="8pt" style:font-size-complex="8pt"/>
    </style:style>
    <style:style style:name="P2" style:family="paragraph" style:parent-style-name="Standard">
      <style:text-properties style:font-name="Franklin Gothic Medium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Franklin Gothic Medium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anklin Gothic Medium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Franklin Gothic Med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style:font-name-asian="Franklin Gothic Medium1" style:font-size-asian="10pt" style:font-weight-asian="bold" style:font-name-complex="Franklin Gothic Medium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style="italic" fo:background-color="#99ccff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bold" fo:background-color="#99ccf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Arial" fo:font-size="10pt" fo:font-weight="normal" fo:background-color="#99ccf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fo:background-color="#94bd5e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 fo:background-color="#ffcc99">
        <style:background-image/>
      </style:paragraph-properties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Text_20_body">
      <style:paragraph-properties fo:margin-top="0cm" fo:margin-bottom="0.011cm" fo:text-align="start" style:justify-single-word="false" style:shadow="none"/>
      <style:text-properties fo:font-size="7pt" style:font-size-asian="7pt" style:font-size-complex="7pt"/>
    </style:style>
    <style:style style:name="P26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7pt" style:font-size-asian="7pt" style:font-size-complex="7pt"/>
    </style:style>
    <style:style style:name="P27" style:family="paragraph" style:parent-style-name="Text_20_body">
      <style:paragraph-properties fo:margin-top="0cm" fo:margin-bottom="0.011cm" fo:text-align="start" style:justify-single-word="false" style:shadow="none"/>
      <style:text-properties style:font-name="Franklin Gothic Medium" fo:font-size="10pt" style:font-size-asian="10pt" style:font-size-complex="10pt"/>
    </style:style>
    <style:style style:name="P28" style:family="paragraph" style:parent-style-name="Text_20_body">
      <style:paragraph-properties fo:margin-top="0cm" fo:margin-bottom="0.011cm" fo:text-align="start" style:justify-single-word="false" style:shadow="none"/>
      <style:text-properties fo:font-size="10pt" style:font-size-asian="10pt" style:font-size-complex="10pt"/>
    </style:style>
    <style:style style:name="P29" style:family="paragraph" style:parent-style-name="Text_20_body">
      <style:paragraph-properties fo:margin-top="0cm" fo:margin-bottom="0.011cm" fo:text-align="start" style:justify-single-word="false" style:shadow="non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Text_20_body">
      <style:paragraph-properties fo:margin-top="0cm" fo:margin-bottom="0.011cm" fo:text-align="center" style:justify-single-word="false" style:shadow="none"/>
      <style:text-properties style:font-name="Arial Black" fo:font-size="18pt" style:font-size-asian="18pt" style:font-size-complex="18pt"/>
    </style:style>
    <style:style style:name="T1" style:family="text">
      <style:text-properties style:font-name="Franklin Gothic Medium1" fo:font-weight="normal" style:font-name-asian="Franklin Gothic Medium1" style:font-weight-asian="normal" style:font-name-complex="Franklin Gothic Medium1" style:font-weight-complex="normal"/>
    </style:style>
    <style:style style:name="T2" style:family="text">
      <style:text-properties style:font-name="Franklin Gothic Medium1" style:font-name-asian="Franklin Gothic Medium1" style:font-name-complex="Franklin Gothic Medium1"/>
    </style:style>
    <style:style style:name="T3" style:family="text">
      <style:text-properties style:font-name="Franklin Gothic Medium"/>
    </style:style>
    <style:style style:name="T4" style:family="text">
      <style:text-properties style:font-name="Franklin Gothic Medium" fo:font-weight="normal" style:font-name-asian="Franklin Gothic Medium1" style:font-weight-asian="normal" style:font-name-complex="Franklin Gothic Medium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name-asian="Franklin Gothic Medium1" style:font-weight-asian="normal" style:font-name-complex="Franklin Gothic Medium1" style:font-weight-complex="normal"/>
    </style:style>
    <style:style style:name="T7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eset Patch</text:p>
            <text:p text:style-name="P21">(Hold MODE Button)</text:p>
          </table:table-cell>
          <table:table-cell table:style-name="Table1.A1" office:value-type="string">
            <text:p text:style-name="P24"><text:span text:style-name="T5">Command</text:span> </text:p>
            <text:p text:style-name="P24">(Hold MODE Button)</text:p>
          </table:table-cell>
          <table:table-cell table:style-name="Table1.A1" office:value-type="string">
            <text:p text:style-name="P13">Toggle <text:span text:style-name="T7">Setting</text:span> (Hold MODE Button)</text:p>
            <text:p text:style-name="P13">Single blink <text:span text:style-name="T5">OFF</text:span>, Double blink <text:span text:style-name="T5">ON</text:span></text:p>
          </table:table-cell>
          <table:table-cell table:style-name="Table1.A1" office:value-type="string">
            <text:p text:style-name="P30"><text:span text:style-name="T6">LE STRUM QUICK REF V1.1</text:span></text:p>
          </table:table-cell>
        </table:table-row>
        <table:table-row table:style-name="Table1.2">
          <table:table-cell table:style-name="Table1.A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 table:number-columns-repeated="12"/>
              <table:table-row table:style-name="Table2.1">
                <table:table-cell table:style-name="Table2.A1" table:number-columns-spanned="14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>
                  <text:p text:style-name="P6"/>
                </table:table-cell>
                <table:table-cell table:style-name="Table2.B2" office:value-type="string">
                  <text:p text:style-name="P8"/>
                </table:table-cell>
                <table:table-cell table:style-name="Table2.C2" office:value-type="string">
                  <text:p text:style-name="P7">C</text:p>
                </table:table-cell>
                <table:table-cell table:style-name="Table2.D2" office:value-type="string">
                  <text:p text:style-name="P14">C#</text:p>
                </table:table-cell>
                <table:table-cell table:style-name="Table2.D2" office:value-type="string">
                  <text:p text:style-name="P7">D</text:p>
                </table:table-cell>
                <table:table-cell table:style-name="Table2.C2" office:value-type="string">
                  <text:p text:style-name="P14">D#</text:p>
                </table:table-cell>
                <table:table-cell table:style-name="Table2.C2" office:value-type="string">
                  <text:p text:style-name="P7">E</text:p>
                </table:table-cell>
                <table:table-cell table:style-name="Table2.H2" office:value-type="float" office:value="42005">
                  <text:p text:style-name="P7">F</text:p>
                </table:table-cell>
                <table:table-cell table:style-name="Table2.C2" office:value-type="string">
                  <text:p text:style-name="P14">F#</text:p>
                </table:table-cell>
                <table:table-cell table:style-name="Table2.C2" office:value-type="string">
                  <text:p text:style-name="P16">G</text:p>
                </table:table-cell>
                <table:table-cell table:style-name="Table2.C2" office:value-type="string">
                  <text:p text:style-name="P15">G#</text:p>
                </table:table-cell>
                <table:table-cell table:style-name="Table2.C2" office:value-type="string">
                  <text:p text:style-name="P7">A</text:p>
                </table:table-cell>
                <table:table-cell table:style-name="Table2.C2" office:value-type="string">
                  <text:p text:style-name="P14">A#</text:p>
                </table:table-cell>
                <table:table-cell table:style-name="Table2.C2" office:value-type="string">
                  <text:p text:style-name="P16">B</text:p>
                </table:table-cell>
              </table:table-row>
              <table:table-row table:style-name="Table2.1">
                <table:table-cell table:style-name="Table2.B2" office:value-type="string">
                  <text:p text:style-name="P6">MAJ</text:p>
                </table:table-cell>
                <table:table-cell table:style-name="Table2.A1">
                  <text:p text:style-name="P6"/>
                </table:table-cell>
                <table:table-cell table:style-name="Table2.C3" office:value-type="string">
                  <text:p text:style-name="P9">Basic </text:p>
                  <text:p text:style-name="P9">Strum</text:p>
                  <text:p text:style-name="P9">Mode</text:p>
                </table:table-cell>
                <table:table-cell table:style-name="Table2.D3" office:value-type="string">
                  <text:p text:style-name="P9"/>
                </table:table-cell>
                <table:table-cell table:style-name="Table2.E3" office:value-type="string">
                  <text:p text:style-name="P9">Guitar </text:p>
                  <text:p text:style-name="P9">Strum</text:p>
                  <text:p text:style-name="P9">Mode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C3" office:value-type="string">
                  <text:p text:style-name="P9">Guitar </text:p>
                  <text:p text:style-name="P9">Sustain</text:p>
                  <text:p text:style-name="P9">Mode</text:p>
                </table:table-cell>
                <table:table-cell table:style-name="Table2.C3" office:value-type="string">
                  <text:p text:style-name="P9">Organ Buttons</text:p>
                  <text:p text:style-name="P9">Mode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C3" office:value-type="string">
                  <text:p text:style-name="P18">Organ</text:p>
                  <text:p text:style-name="P18">Buttons</text:p>
                  <text:p text:style-name="P18"><text:s/>with Adds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C3" office:value-type="string">
                  <text:p text:style-name="P9">Organ Buttons with Adds/Retrig</text:p>
                </table:table-cell>
                <table:table-cell table:style-name="Table2.F3" office:value-type="string">
                  <text:p text:style-name="P9"/>
                </table:table-cell>
                <table:table-cell table:style-name="Table2.N3" office:value-type="string">
                  <text:p text:style-name="P23">MIDI Panic (All Notes Off)</text:p>
                </table:table-cell>
              </table:table-row>
              <table:table-row table:style-name="Table2.1">
                <table:table-cell table:style-name="Table2.A4" office:value-type="string">
                  <text:p text:style-name="P6">MIN</text:p>
                </table:table-cell>
                <table:table-cell table:style-name="Table2.B4">
                  <text:p text:style-name="P6"/>
                </table:table-cell>
                <table:table-cell table:style-name="Table2.C4" office:value-type="string">
                  <text:p text:style-name="P11">Play Note</text:p>
                  <text:p text:style-name="P11">On Contact Make</text:p>
                </table:table-cell>
                <table:table-cell table:style-name="Table2.D4" office:value-type="string">
                  <text:p text:style-name="P11">Play Note</text:p>
                  <text:p text:style-name="P11">On Contact Break</text:p>
                </table:table-cell>
                <table:table-cell table:style-name="Table2.D4" office:value-type="string">
                  <text:p text:style-name="P11">Guitar </text:p>
                  <text:p text:style-name="P11">Open Chord </text:p>
                  <text:p text:style-name="P11">Voicing</text:p>
                </table:table-cell>
                <table:table-cell table:style-name="Table2.C4" office:value-type="string">
                  <text:p text:style-name="P17">Added Notes (Sus4/6/9)</text:p>
                  <text:p text:style-name="P17"/>
                </table:table-cell>
                <table:table-cell table:style-name="Table2.C4" office:value-type="string">
                  <text:p text:style-name="P11">Sustain Chord Until Next Chord</text:p>
                </table:table-cell>
                <table:table-cell table:style-name="Table2.C4" office:value-type="string">
                  <text:p text:style-name="P11">Chromatic Scale On Pads</text:p>
                </table:table-cell>
                <table:table-cell table:style-name="Table2.I4" office:value-type="string">
                  <text:p text:style-name="P11"/>
                </table:table-cell>
                <table:table-cell table:style-name="Table2.I4" office:value-type="string">
                  <text:p text:style-name="P11"/>
                </table:table-cell>
                <table:table-cell table:style-name="Table2.I4" office:value-type="string">
                  <text:p text:style-name="P12"/>
                </table:table-cell>
                <table:table-cell table:style-name="Table2.C4" office:value-type="string">
                  <text:p text:style-name="P11">Enable Organ Buttons On MIDI Ch 2</text:p>
                </table:table-cell>
                <table:table-cell table:style-name="Table2.C4" office:value-type="string">
                  <text:p text:style-name="P11">Sustain O/B Until Next Chord</text:p>
                </table:table-cell>
                <table:table-cell table:style-name="Table2.N4" office:value-type="string">
                  <text:p text:style-name="P10">Save User Patch To </text:p>
                  <text:p text:style-name="P10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6">DOM7</text:p>
                </table:table-cell>
                <table:table-cell table:style-name="Table2.B4">
                  <text:p text:style-name="P6"/>
                </table:table-cell>
                <table:table-cell table:style-name="Table2.C4" office:value-type="string">
                  <text:p text:style-name="P11">Damp Note</text:p>
                  <text:p text:style-name="P11">On Contact Make</text:p>
                </table:table-cell>
                <table:table-cell table:style-name="Table2.D4" office:value-type="string">
                  <text:p text:style-name="P11">Damp Note</text:p>
                  <text:p text:style-name="P17">On Contact Break</text:p>
                </table:table-cell>
                <table:table-cell table:style-name="Table2.D4" office:value-type="string">
                  <text:p text:style-name="P11">Repeat Guitar Chord <text:s/>At</text:p>
                  <text:p text:style-name="P11">+1 Octave</text:p>
                </table:table-cell>
                <table:table-cell table:style-name="Table2.C4" office:value-type="string">
                  <text:p text:style-name="P11">Map Guitar Chord Bass Notes</text:p>
                </table:table-cell>
                <table:table-cell table:style-name="Table2.C4" office:value-type="string">
                  <text:p text:style-name="P11">Common Notes Sustain On Change</text:p>
                </table:table-cell>
                <table:table-cell table:style-name="Table2.C4" office:value-type="string">
                  <text:p text:style-name="P11">Diatonic</text:p>
                  <text:p text:style-name="P11">Scale On Pads</text:p>
                </table:table-cell>
                <table:table-cell table:style-name="Table2.C4" office:value-type="string">
                  <text:p text:style-name="P11">Pentatonic</text:p>
                  <text:p text:style-name="P11">Scale On Pads</text:p>
                </table:table-cell>
                <table:table-cell table:style-name="Table2.I4" office:value-type="string">
                  <text:p text:style-name="P11"/>
                </table:table-cell>
                <table:table-cell table:style-name="Table2.I4" office:value-type="string">
                  <text:p text:style-name="P12"/>
                </table:table-cell>
                <table:table-cell table:style-name="Table2.I4" office:value-type="string">
                  <text:p text:style-name="P11"/>
                </table:table-cell>
                <table:table-cell table:style-name="Table2.C4" office:value-type="string">
                  <text:p text:style-name="P11">Common Notes Sustain On O/B</text:p>
                </table:table-cell>
                <table:table-cell table:style-name="Table2.N4" office:value-type="string">
                  <text:p text:style-name="P19">Load User Patch From </text:p>
                  <text:p text:style-name="P19">EEPROM</text:p>
                </table:table-cell>
              </table:table-row>
              <table:table-row table:style-name="Table2.1">
                <table:table-cell table:style-name="Table2.A4" office:value-type="string">
                  <text:p text:style-name="P6"/>
                </table:table-cell>
                <table:table-cell table:style-name="Table2.B4">
                  <text:p text:style-name="P6"/>
                </table:table-cell>
                <table:table-cell table:style-name="Table2.I4" office:value-type="string">
                  <text:p text:style-name="P16">C</text:p>
                </table:table-cell>
                <table:table-cell table:style-name="Table2.D6" office:value-type="string">
                  <text:p text:style-name="P14">C#</text:p>
                </table:table-cell>
                <table:table-cell table:style-name="Table2.D6" office:value-type="string">
                  <text:p text:style-name="P16">D</text:p>
                </table:table-cell>
                <table:table-cell table:style-name="Table2.I4" office:value-type="string">
                  <text:p text:style-name="P14">D#</text:p>
                </table:table-cell>
                <table:table-cell table:style-name="Table2.I4" office:value-type="string">
                  <text:p text:style-name="P16">E</text:p>
                </table:table-cell>
                <table:table-cell table:style-name="Table2.H6" office:value-type="float" office:value="42005">
                  <text:p text:style-name="P16">F</text:p>
                </table:table-cell>
                <table:table-cell table:style-name="Table2.I4" office:value-type="string">
                  <text:p text:style-name="P14">F#</text:p>
                </table:table-cell>
                <table:table-cell table:style-name="Table2.I4" office:value-type="string">
                  <text:p text:style-name="P16">G</text:p>
                </table:table-cell>
                <table:table-cell table:style-name="Table2.I4" office:value-type="string">
                  <text:p text:style-name="P15">G#</text:p>
                </table:table-cell>
                <table:table-cell table:style-name="Table2.I4" office:value-type="string">
                  <text:p text:style-name="P16">A</text:p>
                </table:table-cell>
                <table:table-cell table:style-name="Table2.I4" office:value-type="string">
                  <text:p text:style-name="P14">A#</text:p>
                </table:table-cell>
                <table:table-cell table:style-name="Table2.N6" office:value-type="string">
                  <text:p text:style-name="P16">B</text:p>
                </table:table-cell>
              </table:table-row>
            </table:table>
            <text:p text:style-name="P25"><text:span text:style-name="T1"><text:s/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3">Special Chord Button Combinations</text:p>
                  <text:p text:style-name="P4">MAJ + DOM7 = Major Seventh Chord</text:p>
                  <text:p text:style-name="P4">MIN + DOM7 = Minor Seventh Chord</text:p>
                  <text:p text:style-name="P4">MAJ + MIN = Diminished Triad</text:p>
                  <text:p text:style-name="P4">MAJ + MIN + DOM7 = Augmented Triad</text:p>
                </table:table-cell>
                <table:table-cell table:style-name="Table4.A1" office:value-type="string">
                  <text:p text:style-name="P3">Added Notes (When enabled by Mode)</text:p>
                  <text:p text:style-name="P4">Hold chord and press top row button to right = Sus 4</text:p>
                  <text:p text:style-name="P4">Hold chord and press middle row button to right = Add 6</text:p>
                  <text:p text:style-name="P4">Hold chord and press bottom row button to right = Add 2/9</text:p>
                  <text:p text:style-name="P5"/>
                </table:table-cell>
                <table:table-cell table:style-name="Table4.A1" office:value-type="string">
                  <text:p text:style-name="P29"><text:span text:style-name="T2">Use of the MODE button</text:span></text:p>
                  <text:p text:style-name="P28"><text:span text:style-name="T1">Hold MODE and touch a pad with the stylus to set MIDI velocity</text:span></text:p>
                  <text:p text:style-name="P28"><text:span text:style-name="T4">Hold MODE at startup to view firmware version</text:span>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Preset Patch</text:p>
            <text:p text:style-name="P21">(Hold MODE Button)</text:p>
          </table:table-cell>
          <table:table-cell table:style-name="Table3.A1" office:value-type="string">
            <text:p text:style-name="P24"><text:span text:style-name="T5">Command</text:span> </text:p>
            <text:p text:style-name="P24">(Hold MODE Button)</text:p>
          </table:table-cell>
          <table:table-cell table:style-name="Table3.A1" office:value-type="string">
            <text:p text:style-name="P13">Toggle <text:span text:style-name="T7">Setting</text:span> (Hold MODE Button)</text:p>
            <text:p text:style-name="P13">Single blink <text:span text:style-name="T5">OFF</text:span>, Double blink <text:span text:style-name="T5">ON</text:span></text:p>
          </table:table-cell>
          <table:table-cell table:style-name="Table3.A1" office:value-type="string">
            <text:p text:style-name="P30"><text:span text:style-name="T6">LE STRUM QUICK REF V1.1</text:span></text:p>
          </table:table-cell>
        </table:table-row>
        <table:table-row table:style-name="Table3.2">
          <table:table-cell table:style-name="Table3.A1" table:number-columns-spanned="4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 table:number-columns-repeated="12"/>
              <table:table-row table:style-name="Table5.1">
                <table:table-cell table:style-name="Table5.A1" table:number-columns-spanned="14">
                  <text:p text:style-name="P6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1">
                <table:table-cell table:style-name="Table5.A1">
                  <text:p text:style-name="P6"/>
                </table:table-cell>
                <table:table-cell table:style-name="Table5.B2" office:value-type="string">
                  <text:p text:style-name="P8"/>
                </table:table-cell>
                <table:table-cell table:style-name="Table5.C2" office:value-type="string">
                  <text:p text:style-name="P7">C</text:p>
                </table:table-cell>
                <table:table-cell table:style-name="Table5.D2" office:value-type="string">
                  <text:p text:style-name="P14">C#</text:p>
                </table:table-cell>
                <table:table-cell table:style-name="Table5.D2" office:value-type="string">
                  <text:p text:style-name="P7">D</text:p>
                </table:table-cell>
                <table:table-cell table:style-name="Table5.C2" office:value-type="string">
                  <text:p text:style-name="P14">D#</text:p>
                </table:table-cell>
                <table:table-cell table:style-name="Table5.C2" office:value-type="string">
                  <text:p text:style-name="P7">E</text:p>
                </table:table-cell>
                <table:table-cell table:style-name="Table5.H2" office:value-type="float" office:value="42005">
                  <text:p text:style-name="P7">F</text:p>
                </table:table-cell>
                <table:table-cell table:style-name="Table5.C2" office:value-type="string">
                  <text:p text:style-name="P14">F#</text:p>
                </table:table-cell>
                <table:table-cell table:style-name="Table5.C2" office:value-type="string">
                  <text:p text:style-name="P16">G</text:p>
                </table:table-cell>
                <table:table-cell table:style-name="Table5.C2" office:value-type="string">
                  <text:p text:style-name="P15">G#</text:p>
                </table:table-cell>
                <table:table-cell table:style-name="Table5.C2" office:value-type="string">
                  <text:p text:style-name="P7">A</text:p>
                </table:table-cell>
                <table:table-cell table:style-name="Table5.C2" office:value-type="string">
                  <text:p text:style-name="P14">A#</text:p>
                </table:table-cell>
                <table:table-cell table:style-name="Table5.C2" office:value-type="string">
                  <text:p text:style-name="P16">B</text:p>
                </table:table-cell>
              </table:table-row>
              <table:table-row table:style-name="Table5.1">
                <table:table-cell table:style-name="Table5.B2" office:value-type="string">
                  <text:p text:style-name="P6">MAJ</text:p>
                </table:table-cell>
                <table:table-cell table:style-name="Table5.A1">
                  <text:p text:style-name="P6"/>
                </table:table-cell>
                <table:table-cell table:style-name="Table5.C3" office:value-type="string">
                  <text:p text:style-name="P9">Basic </text:p>
                  <text:p text:style-name="P9">Strum</text:p>
                  <text:p text:style-name="P9">Mode</text:p>
                </table:table-cell>
                <table:table-cell table:style-name="Table5.D3" office:value-type="string">
                  <text:p text:style-name="P9"/>
                </table:table-cell>
                <table:table-cell table:style-name="Table5.E3" office:value-type="string">
                  <text:p text:style-name="P9">Guitar </text:p>
                  <text:p text:style-name="P9">Strum</text:p>
                  <text:p text:style-name="P9">Mode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C3" office:value-type="string">
                  <text:p text:style-name="P9">Guitar </text:p>
                  <text:p text:style-name="P9">Sustain</text:p>
                  <text:p text:style-name="P9">Mode</text:p>
                </table:table-cell>
                <table:table-cell table:style-name="Table5.C3" office:value-type="string">
                  <text:p text:style-name="P9">Organ Buttons</text:p>
                  <text:p text:style-name="P9">Mode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C3" office:value-type="string">
                  <text:p text:style-name="P18">Organ</text:p>
                  <text:p text:style-name="P18">Buttons</text:p>
                  <text:p text:style-name="P18"><text:s/>with Adds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C3" office:value-type="string">
                  <text:p text:style-name="P9">Organ Buttons with Adds/Retrig</text:p>
                </table:table-cell>
                <table:table-cell table:style-name="Table5.F3" office:value-type="string">
                  <text:p text:style-name="P9"/>
                </table:table-cell>
                <table:table-cell table:style-name="Table5.N3" office:value-type="string">
                  <text:p text:style-name="P23">MIDI Panic (All Notes Off)</text:p>
                </table:table-cell>
              </table:table-row>
              <table:table-row table:style-name="Table5.1">
                <table:table-cell table:style-name="Table5.A4" office:value-type="string">
                  <text:p text:style-name="P6">MIN</text:p>
                </table:table-cell>
                <table:table-cell table:style-name="Table5.B4">
                  <text:p text:style-name="P6"/>
                </table:table-cell>
                <table:table-cell table:style-name="Table5.C4" office:value-type="string">
                  <text:p text:style-name="P11">Play Note</text:p>
                  <text:p text:style-name="P11">On Contact Make</text:p>
                </table:table-cell>
                <table:table-cell table:style-name="Table5.D4" office:value-type="string">
                  <text:p text:style-name="P11">Play Note</text:p>
                  <text:p text:style-name="P11">On Contact Break</text:p>
                </table:table-cell>
                <table:table-cell table:style-name="Table5.D4" office:value-type="string">
                  <text:p text:style-name="P11">Guitar </text:p>
                  <text:p text:style-name="P11">Open Chord </text:p>
                  <text:p text:style-name="P11">Voicing</text:p>
                </table:table-cell>
                <table:table-cell table:style-name="Table5.C4" office:value-type="string">
                  <text:p text:style-name="P17">Added Notes (Sus4/6/9)</text:p>
                  <text:p text:style-name="P17"/>
                </table:table-cell>
                <table:table-cell table:style-name="Table5.C4" office:value-type="string">
                  <text:p text:style-name="P11">Sustain Chord Until Next Chord</text:p>
                </table:table-cell>
                <table:table-cell table:style-name="Table5.C4" office:value-type="string">
                  <text:p text:style-name="P11">Chromatic Scale On Pads</text:p>
                </table:table-cell>
                <table:table-cell table:style-name="Table5.I4" office:value-type="string">
                  <text:p text:style-name="P11"/>
                </table:table-cell>
                <table:table-cell table:style-name="Table5.I4" office:value-type="string">
                  <text:p text:style-name="P11"/>
                </table:table-cell>
                <table:table-cell table:style-name="Table5.I4" office:value-type="string">
                  <text:p text:style-name="P12"/>
                </table:table-cell>
                <table:table-cell table:style-name="Table5.C4" office:value-type="string">
                  <text:p text:style-name="P11">Enable Organ Buttons On MIDI Ch 2</text:p>
                </table:table-cell>
                <table:table-cell table:style-name="Table5.C4" office:value-type="string">
                  <text:p text:style-name="P11">Sustain O/B Until Next Chord</text:p>
                </table:table-cell>
                <table:table-cell table:style-name="Table5.N4" office:value-type="string">
                  <text:p text:style-name="P10">Save User Patch To </text:p>
                  <text:p text:style-name="P10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6">DOM7</text:p>
                </table:table-cell>
                <table:table-cell table:style-name="Table5.B4">
                  <text:p text:style-name="P6"/>
                </table:table-cell>
                <table:table-cell table:style-name="Table5.C4" office:value-type="string">
                  <text:p text:style-name="P11">Damp Note</text:p>
                  <text:p text:style-name="P11">On Contact Make</text:p>
                </table:table-cell>
                <table:table-cell table:style-name="Table5.D4" office:value-type="string">
                  <text:p text:style-name="P11">Damp Note</text:p>
                  <text:p text:style-name="P17">On Contact Break</text:p>
                </table:table-cell>
                <table:table-cell table:style-name="Table5.D4" office:value-type="string">
                  <text:p text:style-name="P11">Repeat Guitar Chord <text:s/>At</text:p>
                  <text:p text:style-name="P11">+1 Octave</text:p>
                </table:table-cell>
                <table:table-cell table:style-name="Table5.C4" office:value-type="string">
                  <text:p text:style-name="P11">Map Guitar Chord Bass Notes</text:p>
                </table:table-cell>
                <table:table-cell table:style-name="Table5.C4" office:value-type="string">
                  <text:p text:style-name="P11">Common Notes Sustain On Change</text:p>
                </table:table-cell>
                <table:table-cell table:style-name="Table5.C4" office:value-type="string">
                  <text:p text:style-name="P11">Diatonic</text:p>
                  <text:p text:style-name="P11">Scale On Pads</text:p>
                </table:table-cell>
                <table:table-cell table:style-name="Table5.C4" office:value-type="string">
                  <text:p text:style-name="P11">Pentatonic</text:p>
                  <text:p text:style-name="P11">Scale On Pads</text:p>
                </table:table-cell>
                <table:table-cell table:style-name="Table5.I4" office:value-type="string">
                  <text:p text:style-name="P11"/>
                </table:table-cell>
                <table:table-cell table:style-name="Table5.I4" office:value-type="string">
                  <text:p text:style-name="P12"/>
                </table:table-cell>
                <table:table-cell table:style-name="Table5.I4" office:value-type="string">
                  <text:p text:style-name="P11"/>
                </table:table-cell>
                <table:table-cell table:style-name="Table5.C4" office:value-type="string">
                  <text:p text:style-name="P11">Common Notes Sustain On O/B</text:p>
                </table:table-cell>
                <table:table-cell table:style-name="Table5.N4" office:value-type="string">
                  <text:p text:style-name="P19">Load User Patch From </text:p>
                  <text:p text:style-name="P19">EEPROM</text:p>
                </table:table-cell>
              </table:table-row>
              <table:table-row table:style-name="Table5.1">
                <table:table-cell table:style-name="Table5.A4" office:value-type="string">
                  <text:p text:style-name="P6"/>
                </table:table-cell>
                <table:table-cell table:style-name="Table5.B4">
                  <text:p text:style-name="P6"/>
                </table:table-cell>
                <table:table-cell table:style-name="Table5.I4" office:value-type="string">
                  <text:p text:style-name="P16">C</text:p>
                </table:table-cell>
                <table:table-cell table:style-name="Table5.D6" office:value-type="string">
                  <text:p text:style-name="P14">C#</text:p>
                </table:table-cell>
                <table:table-cell table:style-name="Table5.D6" office:value-type="string">
                  <text:p text:style-name="P16">D</text:p>
                </table:table-cell>
                <table:table-cell table:style-name="Table5.I4" office:value-type="string">
                  <text:p text:style-name="P14">D#</text:p>
                </table:table-cell>
                <table:table-cell table:style-name="Table5.I4" office:value-type="string">
                  <text:p text:style-name="P16">E</text:p>
                </table:table-cell>
                <table:table-cell table:style-name="Table5.H6" office:value-type="float" office:value="42005">
                  <text:p text:style-name="P16">F</text:p>
                </table:table-cell>
                <table:table-cell table:style-name="Table5.I4" office:value-type="string">
                  <text:p text:style-name="P14">F#</text:p>
                </table:table-cell>
                <table:table-cell table:style-name="Table5.I4" office:value-type="string">
                  <text:p text:style-name="P16">G</text:p>
                </table:table-cell>
                <table:table-cell table:style-name="Table5.I4" office:value-type="string">
                  <text:p text:style-name="P15">G#</text:p>
                </table:table-cell>
                <table:table-cell table:style-name="Table5.I4" office:value-type="string">
                  <text:p text:style-name="P16">A</text:p>
                </table:table-cell>
                <table:table-cell table:style-name="Table5.I4" office:value-type="string">
                  <text:p text:style-name="P14">A#</text:p>
                </table:table-cell>
                <table:table-cell table:style-name="Table5.N6" office:value-type="string">
                  <text:p text:style-name="P16">B</text:p>
                </table:table-cell>
              </table:table-row>
            </table:table>
            <text:p text:style-name="P25"><text:span text:style-name="T1"><text:s/></text:span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3">Special Chord Button Combinations</text:p>
                  <text:p text:style-name="P4">MAJ + DOM7 = Major Seventh Chord</text:p>
                  <text:p text:style-name="P4">MIN + DOM7 = Minor Seventh Chord</text:p>
                  <text:p text:style-name="P4">MAJ + MIN = Diminished Triad</text:p>
                  <text:p text:style-name="P4">MAJ + MIN + DOM7 = Augmented Triad</text:p>
                </table:table-cell>
                <table:table-cell table:style-name="Table6.A1" office:value-type="string">
                  <text:p text:style-name="P3">Added Notes (When enabled by Mode)</text:p>
                  <text:p text:style-name="P4">Hold chord and press top row button to right = Sus 4</text:p>
                  <text:p text:style-name="P4">Hold chord and press middle row button to right = Add 6</text:p>
                  <text:p text:style-name="P4">Hold chord and press bottom row button to right = Add 2/9</text:p>
                  <text:p text:style-name="P5"/>
                </table:table-cell>
                <table:table-cell table:style-name="Table6.A1" office:value-type="string">
                  <text:p text:style-name="P29"><text:span text:style-name="T2">Use of the MODE button</text:span></text:p>
                  <text:p text:style-name="P28"><text:span text:style-name="T1">Hold MODE and touch a pad with the stylus to set MIDI velocity</text:span></text:p>
                  <text:p text:style-name="P28"><text:span text:style-name="T4">Hold MODE at startup to view firmware version</text:span>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6-22T21:31:27.17</dc:date>
    <dc:creator>Jason Hotchkiss</dc:creator>
    <meta:editing-duration>PT08H11M09S</meta:editing-duration>
    <meta:editing-cycles>44</meta:editing-cycles>
    <meta:generator>OpenOffice.org/3.2$Win32 OpenOffice.org_project/320m18$Build-9502</meta:generator>
    <meta:printed-by>Jason Hotchkiss</meta:printed-by>
    <meta:print-date>2013-04-25T21:37:43</meta:print-date>
    <meta:document-statistic meta:table-count="6" meta:image-count="0" meta:object-count="0" meta:page-count="1" meta:paragraph-count="184" meta:word-count="528" meta:character-count="2582"/>
  </office:meta>
</office:document-meta>
</file>